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2.3" style:family="table-row">
      <style:table-row-properties style:min-row-height="0.806cm" style:keep-together="true" fo:keep-together="auto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3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3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14" style:family="table-row">
      <style:table-row-properties style:min-row-height="0.799cm" style:keep-together="true" fo:keep-together="auto"/>
    </style:style>
    <style:style style:name="Таблица4.16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font-weight="bold" style:font-weight-asian="bold"/>
    </style:style>
    <style:style style:name="P10" style:family="paragraph" style:parent-style-name="Table_20_Contents">
      <style:paragraph-properties style:snap-to-layout-grid="false"/>
      <style:text-properties fo:language="en" fo:country="US"/>
    </style:style>
    <style:style style:name="P11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2" style:family="paragraph" style:parent-style-name="Table_20_Contents">
      <style:paragraph-properties style:snap-to-layout-grid="false"/>
      <style:text-properties fo:language="ru" fo:country="RU"/>
    </style:style>
    <style:style style:name="P13" style:family="paragraph" style:parent-style-name="Table_20_Contents">
      <style:paragraph-properties style:snap-to-layout-grid="false"/>
    </style:style>
    <style:style style:name="P14" style:family="paragraph" style:parent-style-name="Table_20_Contents">
      <style:paragraph-properties style:snap-to-layout-grid="false"/>
    </style:style>
    <style:style style:name="P15" style:family="paragraph" style:parent-style-name="Table_20_Contents">
      <style:paragraph-properties style:snap-to-layout-grid="false"/>
      <style:text-properties fo:language="en" fo:country="US"/>
    </style:style>
    <style:style style:name="P16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7" style:family="paragraph" style:parent-style-name="Table_20_Contents">
      <style:paragraph-properties style:snap-to-layout-grid="false"/>
      <style:text-properties fo:language="ru" fo:country="RU"/>
    </style:style>
    <style:style style:name="P18" style:family="paragraph" style:parent-style-name="Table_20_Contents">
      <style:paragraph-properties style:snap-to-layout-grid="false"/>
      <style:text-properties fo:font-weight="bold" style:font-weight-asian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Задачи за прошедшую недел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">Планируемые задачи на прошедшую неделю</text:p>
          </table:table-cell>
          <table:table-cell table:style-name="Таблица1.A1" office:value-type="string">
            <text:p text:style-name="P8">Ожидаемый результат, критерий успешности</text:p>
          </table:table-cell>
          <table:table-cell table:style-name="Таблица1.A1" office:value-type="string">
            <text:p text:style-name="P8">Степень выполнения %</text:p>
          </table:table-cell>
          <table:table-cell table:style-name="Таблица1.A1" office:value-type="string">
            <text:p text:style-name="P8">Плановая / фактическая трудоемкость, час</text:p>
          </table:table-cell>
          <table:table-cell table:style-name="Таблица1.E1" office:value-type="string">
            <text:p text:style-name="P8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2">Работы по </text:span><text:span text:style-name="T1">QA</text:span><text:span text:style-name="T2"> Vertigo</text:span>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3"><text:span text:style-name="T2">20</text:span><text:span text:style-name="T1">0 </text:span><text:span text:style-name="T2">часов / 200 часов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2">Разработка <text:s/>и запуск скриптов для <text:span text:style-name="T1">нагруженных кейсов.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3"><text:span text:style-name="T2">30</text:span> час<text:span text:style-name="T2">ов / 30 часов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Подготовка и проведение командного QA митинга.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2">12 часов / 12 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Подготовка еженедельной отчетности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2">1 час / 1 час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Согласование времени и написание статьи по Taurus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0"><text:span text:style-name="T2">100,00%</text:span></text:p>
          </table:table-cell>
          <table:table-cell table:style-name="Таблица1.A2" office:value-type="string">
            <text:p text:style-name="P12">10 часов / 9 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Согласовать тему новой статьи для Blazemeter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2">100,00%</text:p>
          </table:table-cell>
          <table:table-cell table:style-name="Таблица1.A2" office:value-type="string">
            <text:p text:style-name="P12">1 час / 1 час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Работа по плану тестирования по <text:span text:style-name="T1">SSD </text:span>контроллеру <text:span text:style-name="T1">Promobit</text:span>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C2" office:value-type="percentage" office:value="1">
            <text:p text:style-name="P12"><text:span text:style-name="T1">100,00%</text:span></text:p>
          </table:table-cell>
          <table:table-cell table:style-name="Таблица1.A2" office:value-type="string">
            <text:p text:style-name="P12"><text:span text:style-name="T1">4 </text:span>часа / 2 час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Контроль работ по Vertigo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A2" office:value-type="string">
            <text:p text:style-name="P12"><text:span text:style-name="T1">03</text:span>.<text:span text:style-name="T1">02</text:span>.1<text:span text:style-name="T1">7</text:span></text:p>
          </table:table-cell>
          <table:table-cell table:style-name="Таблица1.A2" office:value-type="string">
            <text:p text:style-name="P12">8 часов / 5 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Подготовить ПИР для сотрудников прошедших аттестацию в 2016 году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2" office:value-type="percentage" office:value="0.5">
            <text:p text:style-name="P10">50,00%</text:p>
          </table:table-cell>
          <table:table-cell table:style-name="Таблица1.A2" office:value-type="string">
            <text:p text:style-name="P10">7 <text:span text:style-name="T2">часов / 3 часа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Продвижение статей по Selenium в форумах.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2" office:value-type="percentage" office:value="1">
            <text:p text:style-name="P10">100,00%</text:p>
          </table:table-cell>
          <table:table-cell table:style-name="Таблица1.A2" office:value-type="string">
            <text:p text:style-name="P10">5 часов / 5 <text:span text:style-name="T2">часов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Митинг по endclosing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2" office:value-type="percentage" office:value="1">
            <text:p text:style-name="P10">100,00%</text:p>
          </table:table-cell>
          <table:table-cell table:style-name="Таблица1.A2" office:value-type="string">
            <text:p text:style-name="P10">3 часа / 3 <text:span text:style-name="T2">часа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Митинги 1-1 с сотрудниками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2" office:value-type="percentage" office:value="1">
            <text:p text:style-name="P10">100,00%</text:p>
          </table:table-cell>
          <table:table-cell table:style-name="Таблица1.A2" office:value-type="string">
            <text:p text:style-name="P10">4 часа / 3 <text:span text:style-name="T2">часа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4">
          <table:table-cell table:style-name="Таблица1.A2" office:value-type="string">
            <text:p text:style-name="P12">Митинг в подразделении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2" office:value-type="percentage" office:value="1">
            <text:p text:style-name="P10">100,00%</text:p>
          </table:table-cell>
          <table:table-cell table:style-name="Таблица1.A2" office:value-type="string">
            <text:p text:style-name="P10">12 часов / 6 <text:span text:style-name="T2">часов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Тестирование безопасности. Попрактиковаться на MPN и ознакомиться с Git plugins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2" office:value-type="percentage" office:value="1">
            <text:p text:style-name="P10">100,00%</text:p>
          </table:table-cell>
          <table:table-cell table:style-name="Таблица1.A2" office:value-type="string">
            <text:p text:style-name="P10">24 часа / 16 <text:span text:style-name="T2">часов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Грамматический контроль — разбор полетов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2" office:value-type="percentage" office:value="1">
            <text:p text:style-name="P10">100,00%</text:p>
          </table:table-cell>
          <table:table-cell table:style-name="Таблица1.A2" office:value-type="string">
            <text:p text:style-name="P10">12 часов / 12 <text:span text:style-name="T2">часов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>Премиальная ведомость.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C2" office:value-type="percentage" office:value="0">
            <text:p text:style-name="P10">0,00%</text:p>
          </table:table-cell>
          <table:table-cell table:style-name="Таблица1.A2" office:value-type="string">
            <text:p text:style-name="P10">3 часа / 0 <text:span text:style-name="T2">часов</text:span>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>
            <text:p text:style-name="P12"/>
          </table:table-cell>
          <table:table-cell table:style-name="Таблица1.C2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E2" office:value-type="string">
            <text:p text:style-name="P12"/>
          </table:table-cell>
        </table:table-row>
      </table:table>
      <text:p text:style-name="P2"/>
      <text:p text:style-name="P3">Внеплановые задач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">Внеплановые задачи за прошедшую неделю</text:p>
          </table:table-cell>
          <table:table-cell table:style-name="Таблица2.A1" office:value-type="string">
            <text:p text:style-name="P8">Ожидаемый результат, критерий успешности</text:p>
          </table:table-cell>
          <table:table-cell table:style-name="Таблица2.A1" office:value-type="string">
            <text:p text:style-name="P8">Степень выполнения %</text:p>
          </table:table-cell>
          <table:table-cell table:style-name="Таблица2.A1" office:value-type="string">
            <text:p text:style-name="P8">Фактическая трудоемкость, час</text:p>
          </table:table-cell>
          <table:table-cell table:style-name="Таблица2.E1" office:value-type="string">
            <text:p text:style-name="P8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2">Митинги с руководителями подразделений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A2" office:value-type="string">
            <text:p text:style-name="P10">1 час</text:p>
          </table:table-cell>
          <table:table-cell table:style-name="Таблица2.E2" office:value-type="string">
            <text:p text:style-name="P9"/>
          </table:table-cell>
        </table:table-row>
        <table:table-row table:style-name="Таблица2.3">
          <table:table-cell table:style-name="Таблица2.A2" office:value-type="string">
            <text:p text:style-name="P12">Просмотр резюме потенциальных кандидатов. Собеседования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A2" office:value-type="string">
            <text:p text:style-name="P10">2 час<text:span text:style-name="T2">а</text:span></text:p>
          </table:table-cell>
          <table:table-cell table:style-name="Таблица2.E2" office:value-type="string">
            <text:p text:style-name="P9"/>
          </table:table-cell>
        </table:table-row>
        <table:table-row table:style-name="Таблица2.3">
          <table:table-cell table:style-name="Таблица2.A2" office:value-type="string">
            <text:p text:style-name="P12">Доработка статьи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A2" office:value-type="string">
            <text:p text:style-name="P10">10 <text:span text:style-name="T2">часов</text:span></text:p>
          </table:table-cell>
          <table:table-cell table:style-name="Таблица2.E2" office:value-type="string">
            <text:p text:style-name="P9"/>
          </table:table-cell>
        </table:table-row>
      </table:table>
      <text:p text:style-name="P1"/>
      <text:p text:style-name="P7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  <table:table-row table:style-name="Таблица3.1"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4"/>
          </table:table-cell>
          <table:table-cell table:style-name="Таблица3.E2" office:value-type="string">
            <text:p text:style-name="P4"/>
          </table:table-cell>
        </table:table-row>
      </table:table>
      <text:p text:style-name="P1"/>
      <text:p text:style-name="P7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">Работы по </text:span><text:span text:style-name="T1">QA</text:span><text:span text:style-name="T2"> Vertigo</text:span>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2-12">
            <text:p text:style-name="P12">12.02.17</text:p>
          </table:table-cell>
          <table:table-cell table:style-name="Таблица4.A2" office:value-type="string">
            <text:p text:style-name="P13"><text:span text:style-name="T2">20</text:span><text:span text:style-name="T1">0 </text:span><text:span text:style-name="T2">часов</text:span></text:p>
          </table:table-cell>
          <table:table-cell table:style-name="Таблица4.E2" office:value-type="string">
            <text:p text:style-name="P13">Команда</text:p>
          </table:table-cell>
        </table:table-row>
        <table:table-row table:style-name="Таблица4.1">
          <table:table-cell table:style-name="Таблица4.A2" office:value-type="string">
            <text:p text:style-name="P12">Разработка <text:s/>и запуск скриптов для <text:span text:style-name="T1">нагруженных кейсов.</text:span>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2-12">
            <text:p text:style-name="P12">12.02.17</text:p>
          </table:table-cell>
          <table:table-cell table:style-name="Таблица4.A2" office:value-type="string">
            <text:p text:style-name="P13"><text:span text:style-name="T2">30</text:span> час<text:span text:style-name="T2">ов</text:span></text:p>
          </table:table-cell>
          <table:table-cell table:style-name="Таблица4.E2" office:value-type="string">
            <text:p text:style-name="P12">Дудник В.</text:p>
          </table:table-cell>
        </table:table-row>
        <table:table-row table:style-name="Таблица4.1">
          <table:table-cell table:style-name="Таблица4.A2" office:value-type="string">
            <text:p text:style-name="P12">Подготовка и проведение командного QA митинга.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2-08">
            <text:p text:style-name="P12">08.02.17</text:p>
          </table:table-cell>
          <table:table-cell table:style-name="Таблица4.A2" office:value-type="string">
            <text:p text:style-name="P12">12 часов</text:p>
          </table:table-cell>
          <table:table-cell table:style-name="Таблица4.E2" office:value-type="string">
            <text:p text:style-name="P12">Команда</text:p>
          </table:table-cell>
        </table:table-row>
        <table:table-row table:style-name="Таблица4.1">
          <table:table-cell table:style-name="Таблица4.A2" office:value-type="string">
            <text:p text:style-name="P12">Подготовка еженедельной отчетности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2-12">
            <text:p text:style-name="P12">12.02.17</text:p>
          </table:table-cell>
          <table:table-cell table:style-name="Таблица4.A2" office:value-type="string">
            <text:p text:style-name="P12">1 час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Оценка времени написания серии статей для <text:span text:style-name="T1">Blazemeter</text:span>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2-07">
            <text:p text:style-name="P10">07.02.17</text:p>
          </table:table-cell>
          <table:table-cell table:style-name="Таблица4.A2" office:value-type="string">
            <text:p text:style-name="P12"><text:span text:style-name="T1">2</text:span> часа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План новой статьи для Blazemeter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2-07">
            <text:p text:style-name="P12">07.02.17</text:p>
          </table:table-cell>
          <table:table-cell table:style-name="Таблица4.A2" office:value-type="string">
            <text:p text:style-name="P12">2 часа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Работа по плану тестирования по <text:span text:style-name="T1">SSD </text:span>контроллеру <text:span text:style-name="T1">Promobit</text:span>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C2" office:value-type="date" office:date-value="2017-02-07">
            <text:p text:style-name="P10">07.02.17</text:p>
          </table:table-cell>
          <table:table-cell table:style-name="Таблица4.A2" office:value-type="string">
            <text:p text:style-name="P12">2<text:span text:style-name="T1"> </text:span>часа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Контроль работ по Vertigo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A2" office:value-type="string">
            <text:p text:style-name="P12">10.<text:span text:style-name="T1">02</text:span>.1<text:span text:style-name="T1">7</text:span></text:p>
          </table:table-cell>
          <table:table-cell table:style-name="Таблица4.A2" office:value-type="string">
            <text:p text:style-name="P12">8 часов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Подготовить ПИР для сотрудников прошедших аттестацию в 2016 году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2-09">
            <text:p text:style-name="P10">09.02.17</text:p>
          </table:table-cell>
          <table:table-cell table:style-name="Таблица4.A2" office:value-type="string">
            <text:p text:style-name="P10"><text:span text:style-name="T2">2</text:span> <text:span text:style-name="T2">часа</text:span>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Продвижение статей по Selenium в форумах.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2-11">
            <text:p text:style-name="P10">11.02.17</text:p>
          </table:table-cell>
          <table:table-cell table:style-name="Таблица4.A2" office:value-type="string">
            <text:p text:style-name="P10">5 часов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Оценка нового проекта от <text:span text:style-name="T1">Blazemeter</text:span>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2-06">
            <text:p text:style-name="P10">06.02.17</text:p>
          </table:table-cell>
          <table:table-cell table:style-name="Таблица4.A2" office:value-type="string">
            <text:p text:style-name="P10">3 часа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2">Митинги 1-1 с сотрудниками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2-10">
            <text:p text:style-name="P10">10.02.17</text:p>
          </table:table-cell>
          <table:table-cell table:style-name="Таблица4.A2" office:value-type="string">
            <text:p text:style-name="P10">2 часа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4">
          <table:table-cell table:style-name="Таблица4.A2" office:value-type="string">
            <text:p text:style-name="P12">Премии тестировщиков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2-09">
            <text:p text:style-name="P12">09.02.17</text:p>
          </table:table-cell>
          <table:table-cell table:style-name="Таблица4.A2" office:value-type="string">
            <text:p text:style-name="P10"><text:span text:style-name="T2">3</text:span> час<text:span text:style-name="T2">а</text:span>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4">
          <table:table-cell table:style-name="Таблица4.A2" office:value-type="string">
            <text:p text:style-name="P12">Тестирование безопасности. 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A2" office:value-type="string">
            <text:p text:style-name="P10"><text:span text:style-name="T2">10</text:span>.02.17</text:p>
          </table:table-cell>
          <table:table-cell table:style-name="Таблица4.A2" office:value-type="string">
            <text:p text:style-name="P10">24 часа</text:p>
          </table:table-cell>
          <table:table-cell table:style-name="Таблица4.E2" office:value-type="string">
            <text:p text:style-name="P12">Фирсанов К.А. Матвеев Д.</text:p>
          </table:table-cell>
        </table:table-row>
        <table:table-row table:style-name="Таблица4.16">
          <table:table-cell table:style-name="Таблица4.A2" office:value-type="string">
            <text:p text:style-name="P12">Лекция по тестированию (кафедра)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2-09">
            <text:p text:style-name="P12">09.02.17</text:p>
          </table:table-cell>
          <table:table-cell table:style-name="Таблица4.A2" office:value-type="string">
            <text:p text:style-name="P10">2 час<text:span text:style-name="T2">а</text:span></text:p>
          </table:table-cell>
          <table:table-cell table:style-name="Таблица4.E2" office:value-type="string">
            <text:p text:style-name="P12">Фирсанов К.А.</text:p>
          </table:table-cell>
        </table:table-row>
        <table:table-row table:style-name="Таблица4.16">
          <table:table-cell table:style-name="Таблица4.A2" office:value-type="string">
            <text:p text:style-name="P12">Премиальная ведомость.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C2" office:value-type="date" office:date-value="2017-02-08">
            <text:p text:style-name="P12">08.02.17</text:p>
          </table:table-cell>
          <table:table-cell table:style-name="Таблица4.A2" office:value-type="string">
            <text:p text:style-name="P10">3 часа</text:p>
          </table:table-cell>
          <table:table-cell table:style-name="Таблица4.E2" office:value-type="string">
            <text:p text:style-name="P12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2-06T23:35:42.77</dc:date>
    <meta:editing-cycles>52</meta:editing-cycles>
    <meta:editing-duration>PT19H18M55S</meta:editing-duration>
    <meta:generator>OpenOffice/4.1.2$Win32 OpenOffice.org_project/412m3$Build-9782</meta:generator>
    <meta:document-statistic meta:table-count="4" meta:image-count="0" meta:object-count="0" meta:page-count="4" meta:paragraph-count="180" meta:word-count="481" meta:character-count="3023"/>
    <dc:creator>Firsanov Konstantin</dc:creator>
  </office:meta>
</office:document-meta>
</file>